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163cm"/>
    </style:style>
    <style:style style:name="co5" style:family="table-column">
      <style:table-column-properties fo:break-before="auto" style:column-width="2.618cm"/>
    </style:style>
    <style:style style:name="co6" style:family="table-column">
      <style:table-column-properties fo:break-before="auto" style:column-width="2.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ce3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Default" office:value-type="string" calcext:value-type="string">
            <text:p>Pot. Potadora</text:p>
          </table:table-cell>
          <table:table-cell table:style-name="Default" office:value-type="float" office:value="-10.41" calcext:value-type="float">
            <text:p>-10,41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</text:p>
          </table:table-cell>
          <table:covered-table-cell table:style-name="ce4"/>
          <table:table-cell table:style-name="ce5" office:value-type="float" office:value="2" calcext:value-type="float" table:number-columns-spanned="3" table:number-rows-spanned="1">
            <text:p>2</text:p>
          </table:table-cell>
          <table:covered-table-cell table:style-name="ce5"/>
          <table:covered-table-cell table:style-name="ce4"/>
          <table:table-cell table:style-name="ce5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4"/>
          <table:table-cell table:style-name="ce6" office:value-type="float" office:value="6" calcext:value-type="float" table:number-columns-spanned="3" table:number-rows-spanned="1">
            <text:p>6</text:p>
          </table:table-cell>
          <table:covered-table-cell table:style-name="ce4"/>
          <table:covered-table-cell table:style-name="ce7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Potencia medida</text:p>
          </table:table-cell>
          <table:table-cell table:style-name="ce2" office:value-type="string" calcext:value-type="string">
            <text:p>Teorico</text:p>
          </table:table-cell>
          <table:table-cell table:style-name="ce2" office:value-type="string" calcext:value-type="string">
            <text:p>Practico</text:p>
          </table:table-cell>
          <table:table-cell table:style-name="ce2" office:value-type="string" calcext:value-type="string">
            <text:p>Potencia medida</text:p>
          </table:table-cell>
          <table:table-cell table:style-name="ce2" office:value-type="string" calcext:value-type="string">
            <text:p>Teorico</text:p>
          </table:table-cell>
          <table:table-cell table:style-name="ce2" office:value-type="string" calcext:value-type="string">
            <text:p>Practico</text:p>
          </table:table-cell>
          <table:table-cell table:style-name="ce2" office:value-type="string" calcext:value-type="string">
            <text:p>Potencia medida</text:p>
          </table:table-cell>
          <table:table-cell table:style-name="ce2" office:value-type="string" calcext:value-type="string">
            <text:p>Teorico</text:p>
          </table:table-cell>
          <table:table-cell table:style-name="ce2" office:value-type="string" calcext:value-type="string">
            <text:p>Practic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0</text:p>
          </table:table-cell>
          <table:table-cell office:value-type="float" office:value="-23.5" calcext:value-type="float">
            <text:p>-23,5</text:p>
          </table:table-cell>
          <table:table-cell table:formula="of:=BESSELJ([.$D$3];[.B5])" office:value-type="float" office:value="0.223890779141236" calcext:value-type="float">
            <text:p>0,223890779141236</text:p>
          </table:table-cell>
          <table:table-cell table:formula="of:=POWER(10;([.D5]-[.$C$2])/20)" office:value-type="float" office:value="0.221564409631286" calcext:value-type="float">
            <text:p>0,221564409631286</text:p>
          </table:table-cell>
          <table:table-cell office:value-type="float" office:value="-25.11" calcext:value-type="float">
            <text:p>-25,11</text:p>
          </table:table-cell>
          <table:table-cell table:formula="of:=BESSELJ([.$G$3];[.B5])" office:value-type="float" office:value="-0.177596771314338" calcext:value-type="float">
            <text:p>-0,177596771314338</text:p>
          </table:table-cell>
          <table:table-cell table:formula="of:=POWER(10;([.G5]-[.$C$2])/20)" office:value-type="float" office:value="0.184077200146896" calcext:value-type="float">
            <text:p>0,184077200146896</text:p>
          </table:table-cell>
          <table:table-cell office:value-type="float" office:value="-26.95" calcext:value-type="float">
            <text:p>-26,95</text:p>
          </table:table-cell>
          <table:table-cell table:formula="of:=BESSELJ([.$J$3];[.B5])" office:value-type="float" office:value="0.150645257250997" calcext:value-type="float">
            <text:p>0,150645257250997</text:p>
          </table:table-cell>
          <table:table-cell table:formula="of:=POWER(10;([.J5]-[.$C$2])/20)" office:value-type="float" office:value="0.148936107771092" calcext:value-type="float">
            <text:p>0,14893610777109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float" office:value="-15.15" calcext:value-type="float">
            <text:p>-15,15</text:p>
          </table:table-cell>
          <table:table-cell table:formula="of:=BESSELJ([.$D$3];[.B6])" office:value-type="float" office:value="0.576724807756874" calcext:value-type="float">
            <text:p>0,576724807756874</text:p>
          </table:table-cell>
          <table:table-cell table:formula="of:=POWER(10;([.D6]-[.$C$2])/20)" office:value-type="float" office:value="0.579428696426881" calcext:value-type="float">
            <text:p>0,579428696426881</text:p>
          </table:table-cell>
          <table:table-cell office:value-type="float" office:value="-20.14" calcext:value-type="float">
            <text:p>-20,14</text:p>
          </table:table-cell>
          <table:table-cell table:formula="of:=BESSELJ([.$G$3];[.B6])" office:value-type="float" office:value="-0.327579137591465" calcext:value-type="float">
            <text:p>-0,327579137591465</text:p>
          </table:table-cell>
          <table:table-cell table:formula="of:=POWER(10;([.G6]-[.$C$2])/20)" office:value-type="float" office:value="0.326212050394267" calcext:value-type="float">
            <text:p>0,326212050394267</text:p>
          </table:table-cell>
          <table:table-cell office:value-type="float" office:value="-21.58" calcext:value-type="float">
            <text:p>-21,58</text:p>
          </table:table-cell>
          <table:table-cell table:formula="of:=BESSELJ([.$J$3];[.B6])" office:value-type="float" office:value="-0.276683858127566" calcext:value-type="float">
            <text:p>-0,276683858127566</text:p>
          </table:table-cell>
          <table:table-cell table:formula="of:=POWER(10;([.J6]-[.$C$2])/20)" office:value-type="float" office:value="0.276375791917037" calcext:value-type="float">
            <text:p>0,2763757919170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2</text:p>
          </table:table-cell>
          <table:table-cell office:value-type="float" office:value="-20.39" calcext:value-type="float">
            <text:p>-20,39</text:p>
          </table:table-cell>
          <table:table-cell table:formula="of:=BESSELJ([.$D$3];[.B7])" office:value-type="float" office:value="0.352834028615638" calcext:value-type="float">
            <text:p>0,352834028615638</text:p>
          </table:table-cell>
          <table:table-cell table:formula="of:=POWER(10;([.D7]-[.$C$2])/20)" office:value-type="float" office:value="0.316956746304349" calcext:value-type="float">
            <text:p>0,316956746304349</text:p>
          </table:table-cell>
          <table:table-cell office:value-type="float" office:value="-36.75" calcext:value-type="float">
            <text:p>-36,75</text:p>
          </table:table-cell>
          <table:table-cell table:formula="of:=BESSELJ([.$G$3];[.B7])" office:value-type="float" office:value="0.0465651162777521" calcext:value-type="float">
            <text:p>0,046565116277752</text:p>
          </table:table-cell>
          <table:table-cell table:formula="of:=POWER(10;([.G7]-[.$C$2])/20)" office:value-type="float" office:value="0.0481947797625127" calcext:value-type="float">
            <text:p>0,048194779762513</text:p>
          </table:table-cell>
          <table:table-cell office:value-type="float" office:value="-22.62" calcext:value-type="float">
            <text:p>-22,62</text:p>
          </table:table-cell>
          <table:table-cell table:formula="of:=BESSELJ([.$J$3];[.B7])" office:value-type="float" office:value="-0.242873209960186" calcext:value-type="float">
            <text:p>-0,242873209960186</text:p>
          </table:table-cell>
          <table:table-cell table:formula="of:=POWER(10;([.J7]-[.$C$2])/20)" office:value-type="float" office:value="0.245188445380951" calcext:value-type="float">
            <text:p>0,24518844538095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j3</text:p>
          </table:table-cell>
          <table:table-cell office:value-type="float" office:value="-28.09" calcext:value-type="float">
            <text:p>-28,09</text:p>
          </table:table-cell>
          <table:table-cell table:formula="of:=BESSELJ([.$D$3];[.B8])" office:value-type="float" office:value="0.128943249474402" calcext:value-type="float">
            <text:p>0,128943249474402</text:p>
          </table:table-cell>
          <table:table-cell table:formula="of:=POWER(10;([.D8]-[.$C$2])/20)" office:value-type="float" office:value="0.130617088813184" calcext:value-type="float">
            <text:p>0,130617088813184</text:p>
          </table:table-cell>
          <table:table-cell office:value-type="float" office:value="-19.11" calcext:value-type="float">
            <text:p>-19,11</text:p>
          </table:table-cell>
          <table:table-cell table:formula="of:=BESSELJ([.$G$3];[.B8])" office:value-type="float" office:value="0.364831230613667" calcext:value-type="float">
            <text:p>0,364831230613667</text:p>
          </table:table-cell>
          <table:table-cell table:formula="of:=POWER(10;([.G8]-[.$C$2])/20)" office:value-type="float" office:value="0.367282300498085" calcext:value-type="float">
            <text:p>0,367282300498085</text:p>
          </table:table-cell>
          <table:table-cell office:value-type="float" office:value="-29.26" calcext:value-type="float">
            <text:p>-29,26</text:p>
          </table:table-cell>
          <table:table-cell table:formula="of:=BESSELJ([.$J$3];[.B8])" office:value-type="float" office:value="0.114768384820775" calcext:value-type="float">
            <text:p>0,114768384820775</text:p>
          </table:table-cell>
          <table:table-cell table:formula="of:=POWER(10;([.J8]-[.$C$2])/20)" office:value-type="float" office:value="0.114156330461885" calcext:value-type="float">
            <text:p>0,1141563304618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4</text:p>
          </table:table-cell>
          <table:table-cell office:value-type="float" office:value="-39.52" calcext:value-type="float">
            <text:p>-39,52</text:p>
          </table:table-cell>
          <table:table-cell table:formula="of:=BESSELJ([.$D$3];[.B9])" office:value-type="float" office:value="0.0339957198075684" calcext:value-type="float">
            <text:p>0,033995719807569</text:p>
          </table:table-cell>
          <table:table-cell table:formula="of:=POWER(10;([.D9]-[.$C$2])/20)" office:value-type="float" office:value="0.0350348288301571" calcext:value-type="float">
            <text:p>0,035034828830157</text:p>
          </table:table-cell>
          <table:table-cell office:value-type="float" office:value="-18.46" calcext:value-type="float">
            <text:p>-18,46</text:p>
          </table:table-cell>
          <table:table-cell table:formula="of:=BESSELJ([.$G$3];[.B9])" office:value-type="float" office:value="0.391232360458648" calcext:value-type="float">
            <text:p>0,391232360458648</text:p>
          </table:table-cell>
          <table:table-cell table:formula="of:=POWER(10;([.G9]-[.$C$2])/20)" office:value-type="float" office:value="0.395822064835722" calcext:value-type="float">
            <text:p>0,395822064835722</text:p>
          </table:table-cell>
          <table:table-cell office:value-type="float" office:value="-19.28" calcext:value-type="float">
            <text:p>-19,28</text:p>
          </table:table-cell>
          <table:table-cell table:formula="of:=BESSELJ([.$J$3];[.B9])" office:value-type="float" office:value="0.357641594780961" calcext:value-type="float">
            <text:p>0,357641594780961</text:p>
          </table:table-cell>
          <table:table-cell table:formula="of:=POWER(10;([.J9]-[.$C$2])/20)" office:value-type="float" office:value="0.360163750394727" calcext:value-type="float">
            <text:p>0,3601637503947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5</text:p>
          </table:table-cell>
          <table:table-cell office:value-type="float" office:value="-52.92" calcext:value-type="float">
            <text:p>-52,92</text:p>
          </table:table-cell>
          <table:table-cell table:formula="of:=BESSELJ([.$D$3];[.B10])" office:value-type="float" office:value="0.00703962975587169" calcext:value-type="float">
            <text:p>0,007039629755872</text:p>
          </table:table-cell>
          <table:table-cell table:formula="of:=POWER(10;([.D10]-[.$C$2])/20)" office:value-type="float" office:value="0.00749031358510757" calcext:value-type="float">
            <text:p>0,007490313585108</text:p>
          </table:table-cell>
          <table:table-cell office:value-type="float" office:value="-22.63" calcext:value-type="float">
            <text:p>-22,63</text:p>
          </table:table-cell>
          <table:table-cell table:formula="of:=BESSELJ([.$G$3];[.B10])" office:value-type="float" office:value="0.26114054612017" calcext:value-type="float">
            <text:p>0,26114054612017</text:p>
          </table:table-cell>
          <table:table-cell table:formula="of:=POWER(10;([.G10]-[.$C$2])/20)" office:value-type="float" office:value="0.244906324184475" calcext:value-type="float">
            <text:p>0,244906324184475</text:p>
          </table:table-cell>
          <table:table-cell office:value-type="float" office:value="-19.61" calcext:value-type="float">
            <text:p>-19,61</text:p>
          </table:table-cell>
          <table:table-cell table:formula="of:=BESSELJ([.$J$3];[.B10])" office:value-type="float" office:value="0.362087074887172" calcext:value-type="float">
            <text:p>0,362087074887172</text:p>
          </table:table-cell>
          <table:table-cell table:formula="of:=POWER(10;([.J10]-[.$C$2])/20)" office:value-type="float" office:value="0.346736850452532" calcext:value-type="float">
            <text:p>0,3467368504525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j6</text:p>
          </table:table-cell>
          <table:table-cell table:number-columns-repeated="3"/>
          <table:table-cell office:value-type="float" office:value="-28.2" calcext:value-type="float">
            <text:p>-28,2</text:p>
          </table:table-cell>
          <table:table-cell table:formula="of:=BESSELJ([.$G$3];[.B11])" office:value-type="float" office:value="0.131048731781692" calcext:value-type="float">
            <text:p>0,131048731781692</text:p>
          </table:table-cell>
          <table:table-cell table:formula="of:=POWER(10;([.G11]-[.$C$2])/20)" office:value-type="float" office:value="0.128973355789875" calcext:value-type="float">
            <text:p>0,128973355789875</text:p>
          </table:table-cell>
          <table:table-cell office:value-type="float" office:value="-22.66" calcext:value-type="float">
            <text:p>-22,66</text:p>
          </table:table-cell>
          <table:table-cell table:formula="of:=BESSELJ([.$J$3];[.B11])" office:value-type="float" office:value="0.245836863364327" calcext:value-type="float">
            <text:p>0,245836863364327</text:p>
          </table:table-cell>
          <table:table-cell table:formula="of:=POWER(10;([.J11]-[.$C$2])/20)" office:value-type="float" office:value="0.244061906804198" calcext:value-type="float">
            <text:p>0,2440619068041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j7</text:p>
          </table:table-cell>
          <table:table-cell table:number-columns-repeated="3"/>
          <table:table-cell office:value-type="float" office:value="-36.02" calcext:value-type="float">
            <text:p>-36,02</text:p>
          </table:table-cell>
          <table:table-cell table:formula="of:=BESSELJ([.$G$3];[.B12])" office:value-type="float" office:value="0.0533764101558907" calcext:value-type="float">
            <text:p>0,053376410155891</text:p>
          </table:table-cell>
          <table:table-cell table:formula="of:=POWER(10;([.G12]-[.$C$2])/20)" office:value-type="float" office:value="0.0524203601008463" calcext:value-type="float">
            <text:p>0,052420360100846</text:p>
          </table:table-cell>
          <table:table-cell office:value-type="float" office:value="-28.05" calcext:value-type="float">
            <text:p>-28,05</text:p>
          </table:table-cell>
          <table:table-cell table:formula="of:=BESSELJ([.$J$3];[.B12])" office:value-type="float" office:value="0.129586651841481" calcext:value-type="float">
            <text:p>0,129586651841481</text:p>
          </table:table-cell>
          <table:table-cell table:formula="of:=POWER(10;([.J12]-[.$C$2])/20)" office:value-type="float" office:value="0.13121998990192" calcext:value-type="float">
            <text:p>0,131219989901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j8</text:p>
          </table:table-cell>
          <table:table-cell table:number-columns-repeated="3"/>
          <table:table-cell office:value-type="float" office:value="-45.27" calcext:value-type="float">
            <text:p>-45,27</text:p>
          </table:table-cell>
          <table:table-cell table:formula="of:=BESSELJ([.$G$3];[.B13])" office:value-type="float" office:value="0.018405216654802" calcext:value-type="float">
            <text:p>0,018405216654802</text:p>
          </table:table-cell>
          <table:table-cell table:formula="of:=POWER(10;([.G13]-[.$C$2])/20)" office:value-type="float" office:value="0.0180717412601093" calcext:value-type="float">
            <text:p>0,018071741260109</text:p>
          </table:table-cell>
          <table:table-cell office:value-type="float" office:value="-35.36" calcext:value-type="float">
            <text:p>-35,36</text:p>
          </table:table-cell>
          <table:table-cell table:formula="of:=BESSELJ([.$J$3];[.B13])" office:value-type="float" office:value="0.0565319909324618" calcext:value-type="float">
            <text:p>0,056531990932462</text:p>
          </table:table-cell>
          <table:table-cell table:formula="of:=POWER(10;([.J13]-[.$C$2])/20)" office:value-type="float" office:value="0.0565587757089154" calcext:value-type="float">
            <text:p>0,05655877570891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j9</text:p>
          </table:table-cell>
          <table:table-cell table:number-columns-repeated="3"/>
          <table:table-cell office:value-type="float" office:value="-56.78" calcext:value-type="float">
            <text:p>-56,78</text:p>
          </table:table-cell>
          <table:table-cell table:formula="of:=BESSELJ([.$G$3];[.B14])" office:value-type="float" office:value="0.00552028313947569" calcext:value-type="float">
            <text:p>0,005520283139476</text:p>
          </table:table-cell>
          <table:table-cell table:formula="of:=POWER(10;([.G14]-[.$C$2])/20)" office:value-type="float" office:value="0.00480286080239691" calcext:value-type="float">
            <text:p>0,004802860802397</text:p>
          </table:table-cell>
          <table:table-cell office:value-type="float" office:value="-44.28" calcext:value-type="float">
            <text:p>-44,28</text:p>
          </table:table-cell>
          <table:table-cell table:formula="of:=BESSELJ([.$J$3];[.B14])" office:value-type="float" office:value="0.0211653239784174" calcext:value-type="float">
            <text:p>0,021165323978417</text:p>
          </table:table-cell>
          <table:table-cell table:formula="of:=POWER(10;([.J14]-[.$C$2])/20)" office:value-type="float" office:value="0.0202534960682497" calcext:value-type="float">
            <text:p>0,020253496068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7:42:08.465418454</meta:creation-date>
    <dc:date>2023-01-30T18:42:19.647453297</dc:date>
    <meta:editing-duration>PT6M30S</meta:editing-duration>
    <meta:editing-cycles>2</meta:editing-cycles>
    <meta:generator>LibreOffice/6.4.7.2$Linux_X86_64 LibreOffice_project/40$Build-2</meta:generator>
    <meta:document-statistic meta:table-count="1" meta:cell-count="113" meta:object-count="0"/>
  </office:meta>
</office:document-meta>
</file>